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0pt" officeooo:rsid="00d89ca1" officeooo:paragraph-rsid="00d89ca1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2pt" officeooo:rsid="00142626" officeooo:paragraph-rsid="00142626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12pt" officeooo:rsid="00142626" officeooo:paragraph-rsid="0018598e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DejaVu Sans" fo:font-size="12pt" officeooo:rsid="00142626" officeooo:paragraph-rsid="0068431b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12pt" officeooo:rsid="00142626" officeooo:paragraph-rsid="002cfa11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DejaVu Sans" fo:font-size="12pt" officeooo:rsid="00142626" officeooo:paragraph-rsid="00cc0407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DejaVu Sans" fo:font-size="12pt" officeooo:rsid="00142626" officeooo:paragraph-rsid="00cfd6b4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DejaVu Sans" fo:font-size="12pt" officeooo:rsid="00142626" officeooo:paragraph-rsid="00f2f860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DejaVu Sans" fo:font-size="12pt" officeooo:rsid="00142626" officeooo:paragraph-rsid="0147d6b9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DejaVu Sans" fo:font-size="12pt" officeooo:rsid="00142626" officeooo:paragraph-rsid="015ba0d7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DejaVu Sans" fo:font-size="12pt" officeooo:paragraph-rsid="00ba0e10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DejaVu Sans" fo:font-size="12pt" officeooo:rsid="001500bb" officeooo:paragraph-rsid="0059c94f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DejaVu Sans" fo:font-size="12pt" officeooo:rsid="001500bb" officeooo:paragraph-rsid="00acbb6c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DejaVu Sans" fo:font-size="12pt" officeooo:rsid="001500bb" officeooo:paragraph-rsid="009488b5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DejaVu Sans" fo:font-size="12pt" officeooo:rsid="001500bb" officeooo:paragraph-rsid="00b99385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DejaVu Sans" fo:font-size="12pt" officeooo:rsid="001500bb" officeooo:paragraph-rsid="01149eb1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DejaVu Sans" fo:font-size="12pt" officeooo:rsid="00184868" officeooo:paragraph-rsid="001dcbe8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DejaVu Sans" fo:font-size="12pt" officeooo:rsid="00184868" officeooo:paragraph-rsid="00c8ea43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DejaVu Sans" fo:font-size="12pt" officeooo:rsid="001f776f" officeooo:paragraph-rsid="00c9f675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DejaVu Sans" fo:font-size="12pt" officeooo:rsid="01004f1b" officeooo:paragraph-rsid="01004f1b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DejaVu Sans" fo:font-size="12pt" officeooo:rsid="01004f1b" officeooo:paragraph-rsid="013196de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08427be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065435e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063fbee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0650217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05f5f89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0c86244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0cecff8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0d31dbc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0f6f0a7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11eabd2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13cd567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1582f54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DejaVu Sans" fo:font-size="12pt" fo:font-weight="bold" officeooo:rsid="00184868" officeooo:paragraph-rsid="00c86244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DejaVu Sans" fo:font-size="12pt" fo:font-weight="bold" officeooo:rsid="00184868" officeooo:paragraph-rsid="0040106c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DejaVu Sans" fo:font-size="12pt" fo:font-weight="bold" officeooo:rsid="00207dbe" officeooo:paragraph-rsid="00dcb82a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DejaVu Sans" fo:font-size="12pt" fo:font-weight="bold" officeooo:rsid="00207dbe" officeooo:paragraph-rsid="010523a4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DejaVu Sans" fo:font-size="12pt" fo:font-weight="bold" officeooo:rsid="0021c593" officeooo:paragraph-rsid="00dd62c4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DejaVu Sans" fo:font-size="12pt" fo:font-weight="bold" officeooo:rsid="005ea233" officeooo:paragraph-rsid="00650217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DejaVu Sans" fo:font-size="12pt" fo:font-weight="bold" officeooo:rsid="005ea233" officeooo:paragraph-rsid="00a42868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DejaVu Sans" fo:font-size="12pt" fo:font-weight="bold" officeooo:rsid="005ea233" officeooo:paragraph-rsid="00a6872b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DejaVu Sans" fo:font-size="12pt" fo:font-weight="bold" officeooo:rsid="005ea233" officeooo:paragraph-rsid="00dfd4ec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DejaVu Sans" fo:font-size="12pt" fo:font-weight="bold" officeooo:rsid="005ea233" officeooo:paragraph-rsid="00eb8483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DejaVu Sans" fo:font-size="12pt" fo:font-weight="bold" officeooo:rsid="005ea233" officeooo:paragraph-rsid="00f62c19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DejaVu Sans" fo:font-size="12pt" fo:font-weight="bold" officeooo:rsid="005ea233" officeooo:paragraph-rsid="00f8fa78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DejaVu Sans" fo:font-size="12pt" fo:font-weight="bold" officeooo:rsid="005ea233" officeooo:paragraph-rsid="00fd699a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DejaVu Sans" fo:font-size="12pt" fo:font-weight="bold" officeooo:rsid="00518ba1" officeooo:paragraph-rsid="00bd62af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DejaVu Sans" fo:font-size="12pt" fo:font-weight="bold" officeooo:rsid="005ea233" officeooo:paragraph-rsid="011c64cd" style:font-name-asian="DejaVu Sans2" style:font-size-asian="12pt" style:font-weight-asian="bold" style:font-name-complex="DejaVu Sans2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DejaVu Sans" fo:font-size="12pt" fo:font-weight="bold" officeooo:rsid="010523a4" officeooo:paragraph-rsid="010523a4" style:font-name-asian="DejaVu Sans2" style:font-size-asian="12pt" style:font-weight-asian="bold" style:font-name-complex="DejaVu Sans2" style:font-size-complex="12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DejaVu Sans" fo:font-size="12pt" fo:font-weight="bold" officeooo:rsid="001500bb" officeooo:paragraph-rsid="00dfd4ec" style:font-name-asian="DejaVu Sans2" style:font-size-asian="12pt" style:font-weight-asian="bold" style:font-name-complex="DejaVu Sans2" style:font-size-complex="12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DejaVu Sans" fo:font-size="12pt" fo:font-weight="normal" officeooo:rsid="0068431b" officeooo:paragraph-rsid="0068431b" style:font-name-asian="DejaVu Sans2" style:font-size-asian="12pt" style:font-weight-asian="normal" style:font-name-complex="DejaVu Sans2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DejaVu Sans" fo:font-size="12pt" fo:font-weight="normal" officeooo:rsid="008427be" officeooo:paragraph-rsid="008427be" style:font-name-asian="DejaVu Sans2" style:font-size-asian="12pt" style:font-weight-asian="normal" style:font-name-complex="DejaVu Sans2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DejaVu Sans" fo:font-size="12pt" fo:font-weight="normal" officeooo:rsid="0063fbee" officeooo:paragraph-rsid="0063fbee" style:font-name-asian="DejaVu Sans2" style:font-size-asian="12pt" style:font-weight-asian="normal" style:font-name-complex="DejaVu Sans2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DejaVu Sans" fo:font-size="12pt" fo:font-weight="normal" officeooo:rsid="0069b259" officeooo:paragraph-rsid="00cc0407" style:font-name-asian="DejaVu Sans2" style:font-size-asian="12pt" style:font-weight-asian="normal" style:font-name-complex="DejaVu Sans2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DejaVu Sans" fo:font-size="12pt" fo:font-weight="normal" officeooo:rsid="0069b259" officeooo:paragraph-rsid="008f8d23" style:font-name-asian="DejaVu Sans2" style:font-size-asian="12pt" style:font-weight-asian="normal" style:font-name-complex="DejaVu Sans2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DejaVu Sans" fo:font-size="12pt" fo:font-weight="normal" officeooo:rsid="00a3e85b" officeooo:paragraph-rsid="00cfd6b4" style:font-name-asian="DejaVu Sans2" style:font-size-asian="12pt" style:font-weight-asian="normal" style:font-name-complex="DejaVu Sans2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DejaVu Sans" fo:font-size="12pt" fo:font-weight="normal" officeooo:rsid="00f6c4db" officeooo:paragraph-rsid="00f6f0a7" style:font-name-asian="DejaVu Sans2" style:font-size-asian="12pt" style:font-weight-asian="normal" style:font-name-complex="DejaVu Sans2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DejaVu Sans" fo:font-size="12pt" fo:font-weight="normal" officeooo:rsid="013cd567" officeooo:paragraph-rsid="013cd567" style:font-name-asian="DejaVu Sans2" style:font-size-asian="12pt" style:font-weight-asian="normal" style:font-name-complex="DejaVu Sans2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DejaVu Sans" fo:font-size="12pt" fo:font-weight="normal" officeooo:rsid="00681526" officeooo:paragraph-rsid="00650217" style:font-name-asian="DejaVu Sans2" style:font-size-asian="12pt" style:font-weight-asian="normal" style:font-name-complex="DejaVu Sans2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DejaVu Sans" fo:font-size="12pt" fo:font-weight="normal" officeooo:rsid="00d31dbc" officeooo:paragraph-rsid="00d31dbc" style:font-name-asian="DejaVu Sans2" style:font-size-asian="12pt" style:font-weight-asian="normal" style:font-name-complex="DejaVu Sans2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DejaVu Sans" fo:font-size="12pt" fo:font-weight="normal" officeooo:rsid="011eabd2" officeooo:paragraph-rsid="011eabd2" style:font-name-asian="DejaVu Sans2" style:font-size-asian="12pt" style:font-weight-asian="normal" style:font-name-complex="DejaVu Sans2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DejaVu Sans" fo:font-size="12pt" fo:font-weight="normal" officeooo:rsid="011c64cd" officeooo:paragraph-rsid="011c64cd" style:font-name-asian="DejaVu Sans2" style:font-size-asian="12pt" style:font-weight-asian="normal" style:font-name-complex="DejaVu Sans2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DejaVu Sans" fo:font-size="12pt" fo:font-weight="normal" officeooo:rsid="00f8fa78" officeooo:paragraph-rsid="00f8fa78" style:font-name-asian="DejaVu Sans2" style:font-size-asian="12pt" style:font-weight-asian="normal" style:font-name-complex="DejaVu Sans2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DejaVu Sans" fo:font-size="12pt" fo:font-weight="normal" officeooo:rsid="01263c6b" officeooo:paragraph-rsid="00a42868" style:font-name-asian="DejaVu Sans2" style:font-size-asian="12pt" style:font-weight-asian="normal" style:font-name-complex="DejaVu Sans2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DejaVu Sans" fo:font-size="12pt" fo:font-weight="normal" officeooo:rsid="0021c593" officeooo:paragraph-rsid="00df0a4b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DejaVu Sans" fo:font-size="12pt" fo:font-weight="normal" officeooo:rsid="001500bb" officeooo:paragraph-rsid="0120c2ca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DejaVu Sans" fo:font-size="12pt" officeooo:rsid="0096688d" officeooo:paragraph-rsid="0147d6b9" style:font-name-asian="DejaVu Sans2" style:font-size-asian="12pt" style:font-name-complex="DejaVu Sans2" style:font-size-complex="12pt"/>
    </style:style>
    <style:style style:name="P68" style:family="paragraph" style:parent-style-name="Standard">
      <style:paragraph-properties fo:text-align="justify" style:justify-single-word="false"/>
      <style:text-properties style:font-name="DejaVu Sans" fo:font-size="6pt" officeooo:rsid="00142626" officeooo:paragraph-rsid="00142626" style:font-size-asian="6pt" style:font-size-complex="6pt"/>
    </style:style>
    <style:style style:name="P69" style:family="paragraph" style:parent-style-name="Standard">
      <style:paragraph-properties fo:text-align="justify" style:justify-single-word="false"/>
      <style:text-properties style:font-name="DejaVu Sans" fo:font-size="6pt" officeooo:rsid="001500bb" officeooo:paragraph-rsid="001500bb" style:font-size-asian="6pt" style:font-size-complex="6pt"/>
    </style:style>
    <style:style style:name="P70" style:family="paragraph" style:parent-style-name="Standard">
      <style:paragraph-properties fo:text-align="justify" style:justify-single-word="false"/>
      <style:text-properties style:font-name="DejaVu Sans" fo:font-size="6pt" fo:font-weight="bold" officeooo:rsid="001500bb" officeooo:paragraph-rsid="01004f1b" style:font-size-asian="6pt" style:font-weight-asian="bold" style:font-size-complex="6pt" style:font-weight-complex="bold"/>
    </style:style>
    <style:style style:name="P71" style:family="paragraph" style:parent-style-name="Standard">
      <style:paragraph-properties fo:text-align="justify" style:justify-single-word="false"/>
      <style:text-properties style:font-name="DejaVu Sans" fo:font-size="6pt" fo:font-weight="bold" officeooo:rsid="01004f1b" officeooo:paragraph-rsid="01004f1b" style:font-size-asian="6pt" style:font-weight-asian="bold" style:font-size-complex="6pt" style:font-weight-complex="bold"/>
    </style:style>
    <style:style style:name="P72" style:family="paragraph" style:parent-style-name="Standard">
      <style:paragraph-properties fo:text-align="justify" style:justify-single-word="false"/>
      <style:text-properties style:font-name="DejaVu Sans" fo:font-size="6pt" fo:font-weight="bold" officeooo:rsid="00142626" officeooo:paragraph-rsid="00142626" style:font-size-asian="6pt" style:font-weight-asian="bold" style:font-size-complex="6pt" style:font-weight-complex="bold"/>
    </style:style>
    <style:style style:name="P73" style:family="paragraph" style:parent-style-name="Standard">
      <style:paragraph-properties fo:text-align="justify" style:justify-single-word="false"/>
      <style:text-properties style:font-name="DejaVu Sans" fo:font-size="6pt" fo:font-weight="bold" officeooo:rsid="00184868" officeooo:paragraph-rsid="00184868" style:font-size-asian="6pt" style:font-weight-asian="bold" style:font-size-complex="6pt" style:font-weight-complex="bold"/>
    </style:style>
    <style:style style:name="P74" style:family="paragraph" style:parent-style-name="Standard">
      <style:paragraph-properties fo:text-align="justify" style:justify-single-word="false"/>
      <style:text-properties style:font-name="DejaVu Sans" fo:font-size="6pt" fo:font-weight="bold" officeooo:rsid="005ea233" officeooo:paragraph-rsid="00650217" style:font-size-asian="6pt" style:font-weight-asian="bold" style:font-size-complex="6pt" style:font-weight-complex="bold"/>
    </style:style>
    <style:style style:name="P75" style:family="paragraph" style:parent-style-name="Standard">
      <style:paragraph-properties fo:text-align="justify" style:justify-single-word="false"/>
      <style:text-properties style:font-name="DejaVu Sans" fo:font-size="6pt" fo:font-weight="bold" officeooo:rsid="001f776f" officeooo:paragraph-rsid="001f776f" style:font-name-asian="DejaVu Sans2" style:font-size-asian="6pt" style:font-weight-asian="bold" style:font-name-complex="DejaVu Sans2" style:font-size-complex="6pt" style:font-weight-complex="bold"/>
    </style:style>
    <style:style style:name="P76" style:family="paragraph" style:parent-style-name="Standard">
      <style:paragraph-properties fo:text-align="justify" style:justify-single-word="false"/>
      <style:text-properties style:font-name="DejaVu Sans" fo:font-size="6pt" fo:font-weight="bold" officeooo:rsid="0021c593" officeooo:paragraph-rsid="00dcb82a" style:font-name-asian="DejaVu Sans2" style:font-size-asian="6pt" style:font-weight-asian="bold" style:font-name-complex="DejaVu Sans2" style:font-size-complex="6pt" style:font-weight-complex="bold"/>
    </style:style>
    <style:style style:name="P77" style:family="paragraph" style:parent-style-name="Standard">
      <style:paragraph-properties fo:text-align="justify" style:justify-single-word="false"/>
      <style:text-properties style:font-name="DejaVu Sans" fo:font-size="6pt" fo:font-weight="bold" officeooo:rsid="0021c593" officeooo:paragraph-rsid="00207dbe" style:font-name-asian="DejaVu Sans2" style:font-size-asian="6pt" style:font-weight-asian="bold" style:font-name-complex="DejaVu Sans2" style:font-size-complex="6pt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font-name="DejaVu Sans" fo:font-size="6pt" fo:font-weight="bold" officeooo:rsid="0021c593" officeooo:paragraph-rsid="00fd699a" style:font-name-asian="DejaVu Sans2" style:font-size-asian="6pt" style:font-weight-asian="bold" style:font-name-complex="DejaVu Sans2" style:font-size-complex="6pt" style:font-weight-complex="bold"/>
    </style:style>
    <style:style style:name="P79" style:family="paragraph" style:parent-style-name="Standard">
      <style:paragraph-properties fo:text-align="justify" style:justify-single-word="false"/>
      <style:text-properties style:font-name="DejaVu Sans" fo:font-size="6pt" fo:font-weight="bold" officeooo:rsid="0021df82" officeooo:paragraph-rsid="00dd62c4" style:font-name-asian="DejaVu Sans2" style:font-size-asian="6pt" style:font-weight-asian="bold" style:font-name-complex="DejaVu Sans2" style:font-size-complex="6pt" style:font-weight-complex="bold"/>
    </style:style>
    <style:style style:name="P80" style:family="paragraph" style:parent-style-name="Standard">
      <style:paragraph-properties fo:text-align="justify" style:justify-single-word="false"/>
      <style:text-properties style:font-name="DejaVu Sans" fo:font-size="6pt" fo:font-weight="bold" officeooo:rsid="0021df82" officeooo:paragraph-rsid="0021c593" style:font-name-asian="DejaVu Sans2" style:font-size-asian="6pt" style:font-weight-asian="bold" style:font-name-complex="DejaVu Sans2" style:font-size-complex="6pt" style:font-weight-complex="bold"/>
    </style:style>
    <style:style style:name="P81" style:family="paragraph" style:parent-style-name="Standard">
      <style:paragraph-properties fo:text-align="justify" style:justify-single-word="false"/>
      <style:text-properties style:font-name="DejaVu Sans" fo:font-size="6pt" fo:font-weight="bold" officeooo:rsid="0065435e" officeooo:paragraph-rsid="0065435e" style:font-name-asian="DejaVu Sans2" style:font-size-asian="6pt" style:font-weight-asian="bold" style:font-name-complex="DejaVu Sans2" style:font-size-complex="6pt" style:font-weight-complex="bold"/>
    </style:style>
    <style:style style:name="P82" style:family="paragraph" style:parent-style-name="Standard">
      <style:paragraph-properties fo:text-align="justify" style:justify-single-word="false"/>
      <style:text-properties style:font-name="DejaVu Sans" fo:font-size="6pt" fo:font-weight="bold" officeooo:rsid="005ea233" officeooo:paragraph-rsid="005ea233" style:font-name-asian="DejaVu Sans2" style:font-size-asian="6pt" style:font-weight-asian="bold" style:font-name-complex="DejaVu Sans2" style:font-size-complex="6pt" style:font-weight-complex="bold"/>
    </style:style>
    <style:style style:name="P83" style:family="paragraph" style:parent-style-name="Standard">
      <style:paragraph-properties fo:text-align="justify" style:justify-single-word="false"/>
      <style:text-properties style:font-name="DejaVu Sans" fo:font-size="6pt" fo:font-weight="bold" officeooo:rsid="005ea233" officeooo:paragraph-rsid="00650217" style:font-name-asian="DejaVu Sans2" style:font-size-asian="6pt" style:font-weight-asian="bold" style:font-name-complex="DejaVu Sans2" style:font-size-complex="6pt" style:font-weight-complex="bold"/>
    </style:style>
    <style:style style:name="P84" style:family="paragraph" style:parent-style-name="Standard">
      <style:paragraph-properties fo:text-align="justify" style:justify-single-word="false"/>
      <style:text-properties style:font-name="DejaVu Sans" fo:font-size="6pt" fo:font-weight="normal" officeooo:rsid="001dcbe8" officeooo:paragraph-rsid="0018598e" style:font-name-asian="DejaVu Sans2" style:font-size-asian="6pt" style:font-weight-asian="normal" style:font-name-complex="DejaVu Sans2" style:font-size-complex="6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DejaVu Sans" fo:font-size="6pt" fo:font-weight="normal" officeooo:rsid="0068431b" officeooo:paragraph-rsid="0068431b" style:font-name-asian="DejaVu Sans2" style:font-size-asian="6pt" style:font-weight-asian="normal" style:font-name-complex="DejaVu Sans2" style:font-size-complex="6pt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DejaVu Sans" fo:font-size="6pt" fo:font-weight="normal" officeooo:rsid="001500bb" officeooo:paragraph-rsid="008085c9" style:font-name-asian="DejaVu Sans2" style:font-size-asian="6pt" style:font-weight-asian="normal" style:font-name-complex="DejaVu Sans2" style:font-size-complex="6pt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DejaVu Sans" fo:font-size="6pt" fo:font-weight="normal" officeooo:rsid="00a42868" officeooo:paragraph-rsid="00cfd6b4" style:font-name-asian="DejaVu Sans2" style:font-size-asian="6pt" style:font-weight-asian="normal" style:font-name-complex="DejaVu Sans2" style:font-size-complex="6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DejaVu Sans" fo:font-size="6pt" fo:font-weight="normal" officeooo:rsid="00a42868" officeooo:paragraph-rsid="00a42868" style:font-name-asian="DejaVu Sans2" style:font-size-asian="6pt" style:font-weight-asian="normal" style:font-name-complex="DejaVu Sans2" style:font-size-complex="6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DejaVu Sans" fo:font-size="6pt" fo:font-weight="normal" officeooo:rsid="0063fbee" officeooo:paragraph-rsid="0063fbee" style:font-name-asian="DejaVu Sans2" style:font-size-asian="6pt" style:font-weight-asian="normal" style:font-name-complex="DejaVu Sans2" style:font-size-complex="6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DejaVu Sans" fo:font-size="6pt" fo:font-weight="normal" officeooo:rsid="00d31dbc" officeooo:paragraph-rsid="00d31dbc" style:font-name-asian="DejaVu Sans2" style:font-size-asian="6pt" style:font-weight-asian="normal" style:font-name-complex="DejaVu Sans2" style:font-size-complex="6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DejaVu Sans" fo:font-size="6pt" fo:font-weight="normal" officeooo:rsid="011eabd2" officeooo:paragraph-rsid="011eabd2" style:font-name-asian="DejaVu Sans2" style:font-size-asian="6pt" style:font-weight-asian="normal" style:font-name-complex="DejaVu Sans2" style:font-size-complex="6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DejaVu Sans" fo:font-size="6pt" fo:font-weight="normal" officeooo:rsid="00650217" officeooo:paragraph-rsid="00650217" style:font-name-asian="DejaVu Sans2" style:font-size-asian="6pt" style:font-weight-asian="normal" style:font-name-complex="DejaVu Sans2" style:font-size-complex="6pt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DejaVu Sans" fo:font-size="6pt" fo:font-weight="normal" officeooo:rsid="00a6872b" officeooo:paragraph-rsid="00a6872b" style:font-name-asian="DejaVu Sans2" style:font-size-asian="6pt" style:font-weight-asian="normal" style:font-name-complex="DejaVu Sans2" style:font-size-complex="6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DejaVu Sans" fo:font-size="6pt" officeooo:rsid="001500bb" officeooo:paragraph-rsid="00142626" style:font-name-asian="DejaVu Sans2" style:font-size-asian="6pt" style:font-name-complex="DejaVu Sans2" style:font-size-complex="6pt"/>
    </style:style>
    <style:style style:name="P95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DejaVu Sans" fo:font-size="12pt" fo:font-weight="bold" officeooo:rsid="00142626" officeooo:paragraph-rsid="0058014a" style:font-size-asian="12pt" style:font-weight-asian="bold" style:font-size-complex="12pt" style:font-weight-complex="bold"/>
    </style:style>
    <style:style style:name="P96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DejaVu Sans" fo:font-size="12pt" fo:font-weight="bold" officeooo:rsid="0143178c" officeooo:paragraph-rsid="0143178c" style:font-size-asian="12pt" style:font-weight-asian="bold" style:font-size-complex="12pt" style:font-weight-complex="bold"/>
    </style:style>
    <style:style style:name="P97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DejaVu Sans" fo:font-size="12pt" fo:font-weight="bold" officeooo:rsid="00e2fea4" officeooo:paragraph-rsid="00e2fea4" style:font-size-asian="12pt" style:font-weight-asian="bold" style:font-size-complex="12pt" style:font-weight-complex="bold"/>
    </style:style>
    <style:style style:name="P98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DejaVu Sans" fo:font-size="12pt" officeooo:rsid="00142626" officeooo:paragraph-rsid="00142626" style:font-size-asian="12pt" style:font-size-complex="12pt"/>
    </style:style>
    <style:style style:name="P99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DejaVu Sans" fo:font-size="12pt" officeooo:rsid="00142626" officeooo:paragraph-rsid="00142626" style:font-size-asian="12pt" style:font-size-complex="12pt"/>
    </style:style>
    <style:style style:name="P100" style:family="paragraph" style:parent-style-name="Standard">
      <style:paragraph-properties fo:text-align="justify" style:justify-single-word="false"/>
      <style:text-properties style:font-name="DejaVu Sans" fo:font-size="6pt" fo:font-weight="normal" officeooo:rsid="014b4692" officeooo:paragraph-rsid="0040106c" style:font-name-asian="DejaVu Sans2" style:font-size-asian="6pt" style:font-weight-asian="normal" style:font-name-complex="DejaVu Sans2" style:font-size-complex="6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DejaVu Sans" fo:font-size="6pt" fo:font-weight="normal" officeooo:rsid="001dcbe8" officeooo:paragraph-rsid="001dcbe8" style:font-name-asian="DejaVu Sans2" style:font-size-asian="6pt" style:font-weight-asian="normal" style:font-name-complex="DejaVu Sans2" style:font-size-complex="6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DejaVu Sans" fo:font-size="6pt" fo:font-weight="bold" officeooo:rsid="015204bd" officeooo:paragraph-rsid="010523a4" style:font-name-asian="DejaVu Sans2" style:font-size-asian="6pt" style:font-weight-asian="bold" style:font-name-complex="DejaVu Sans2" style:font-size-complex="6pt" style:font-weight-complex="bold"/>
    </style:style>
    <style:style style:name="P103" style:family="paragraph" style:parent-style-name="Standard">
      <style:paragraph-properties fo:text-align="justify" style:justify-single-word="false"/>
      <style:text-properties style:font-name="DejaVu Sans" fo:font-size="6pt" fo:font-weight="bold" officeooo:rsid="001500bb" officeooo:paragraph-rsid="00dd62c4" style:font-name-asian="DejaVu Sans2" style:font-size-asian="6pt" style:font-weight-asian="bold" style:font-name-complex="DejaVu Sans2" style:font-size-complex="6pt" style:font-weight-complex="bold"/>
    </style:style>
    <style:style style:name="P104" style:family="paragraph" style:parent-style-name="Standard">
      <style:paragraph-properties fo:text-align="justify" style:justify-single-word="false"/>
      <style:text-properties style:font-name="DejaVu Sans" fo:font-size="12pt" fo:font-weight="bold" officeooo:rsid="015204bd" officeooo:paragraph-rsid="010523a4" style:font-name-asian="DejaVu Sans2" style:font-size-asian="12pt" style:font-weight-asian="bold" style:font-name-complex="DejaVu Sans2" style:font-size-complex="12pt" style:font-weight-complex="bold"/>
    </style:style>
    <style:style style:name="P105" style:family="paragraph" style:parent-style-name="Standard">
      <style:paragraph-properties fo:text-align="justify" style:justify-single-word="false"/>
      <style:text-properties style:font-name="DejaVu Sans" fo:font-size="12pt" fo:font-weight="normal" officeooo:rsid="015a82bb" officeooo:paragraph-rsid="002cfa11" style:font-name-asian="DejaVu Sans2" style:font-size-asian="12pt" style:font-weight-asian="normal" style:font-name-complex="DejaVu Sans2" style:font-size-complex="12pt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DejaVu Sans" fo:font-size="12pt" fo:font-weight="normal" officeooo:rsid="010ea9ac" officeooo:paragraph-rsid="015ba0d7" style:font-name-asian="DejaVu Sans2" style:font-size-asian="12pt" style:font-weight-asian="normal" style:font-name-complex="DejaVu Sans2" style:font-size-complex="12pt" style:font-weight-complex="normal"/>
    </style:style>
    <style:style style:name="T1" style:family="text">
      <style:text-properties officeooo:rsid="0168dce2"/>
    </style:style>
    <style:style style:name="T2" style:family="text">
      <style:text-properties officeooo:rsid="001500bb"/>
    </style:style>
    <style:style style:name="T3" style:family="text">
      <style:text-properties fo:font-weight="bold" style:font-name-asian="DejaVu Sans2" style:font-weight-asian="bold" style:font-name-complex="DejaVu Sans2" style:font-weight-complex="bold"/>
    </style:style>
    <style:style style:name="T4" style:family="text">
      <style:text-properties fo:font-weight="bold" officeooo:rsid="006c4941" style:font-name-asian="DejaVu Sans2" style:font-weight-asian="bold" style:font-name-complex="DejaVu Sans2" style:font-weight-complex="bold"/>
    </style:style>
    <style:style style:name="T5" style:family="text">
      <style:text-properties fo:font-weight="bold" officeooo:rsid="001dcbe8" style:font-name-asian="DejaVu Sans2" style:font-weight-asian="bold" style:font-name-complex="DejaVu Sans2" style:font-weight-complex="bold"/>
    </style:style>
    <style:style style:name="T6" style:family="text">
      <style:text-properties fo:font-weight="bold" officeooo:rsid="001500bb" style:font-name-asian="DejaVu Sans2" style:font-weight-asian="bold" style:font-name-complex="DejaVu Sans2" style:font-weight-complex="bold"/>
    </style:style>
    <style:style style:name="T7" style:family="text">
      <style:text-properties fo:font-weight="bold" officeooo:rsid="00a0b0d3" style:font-name-asian="DejaVu Sans2" style:font-weight-asian="bold" style:font-name-complex="DejaVu Sans2" style:font-weight-complex="bold"/>
    </style:style>
    <style:style style:name="T8" style:family="text">
      <style:text-properties fo:font-weight="bold" officeooo:rsid="00a25cf8" style:font-name-asian="DejaVu Sans2" style:font-weight-asian="bold" style:font-name-complex="DejaVu Sans2" style:font-weight-complex="bold"/>
    </style:style>
    <style:style style:name="T9" style:family="text">
      <style:text-properties fo:font-weight="bold" officeooo:rsid="010ea9ac" style:font-name-asian="DejaVu Sans2" style:font-weight-asian="bold" style:font-name-complex="DejaVu Sans2" style:font-weight-complex="bold"/>
    </style:style>
    <style:style style:name="T10" style:family="text">
      <style:text-properties fo:font-weight="bold" officeooo:rsid="009da94b" style:font-name-asian="DejaVu Sans2" style:font-weight-asian="bold" style:font-name-complex="DejaVu Sans2" style:font-weight-complex="bold"/>
    </style:style>
    <style:style style:name="T11" style:family="text">
      <style:text-properties fo:font-weight="bold" officeooo:rsid="0135a54b" style:font-name-asian="DejaVu Sans2" style:font-weight-asian="bold" style:font-name-complex="DejaVu Sans2" style:font-weight-complex="bold"/>
    </style:style>
    <style:style style:name="T12" style:family="text">
      <style:text-properties fo:font-weight="bold" officeooo:rsid="014f6647" style:font-name-asian="DejaVu Sans2" style:font-weight-asian="bold" style:font-name-complex="DejaVu Sans2" style:font-weight-complex="bold"/>
    </style:style>
    <style:style style:name="T13" style:family="text">
      <style:text-properties fo:font-weight="bold" officeooo:rsid="015204bd" style:font-name-asian="DejaVu Sans2" style:font-weight-asian="bold" style:font-name-complex="DejaVu Sans2" style:font-weight-complex="bold"/>
    </style:style>
    <style:style style:name="T14" style:family="text">
      <style:text-properties fo:font-weight="bold" officeooo:rsid="015ba0d7" style:font-name-asian="DejaVu Sans2" style:font-weight-asian="bold" style:font-name-complex="DejaVu Sans2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500bb" style:font-weight-asian="bold" style:font-weight-complex="bold"/>
    </style:style>
    <style:style style:name="T17" style:family="text">
      <style:text-properties fo:font-weight="bold" officeooo:rsid="01005c97" style:font-weight-asian="bold" style:font-weight-complex="bold"/>
    </style:style>
    <style:style style:name="T18" style:family="text">
      <style:text-properties fo:font-weight="bold" officeooo:rsid="01216711" style:font-weight-asian="bold" style:font-weight-complex="bold"/>
    </style:style>
    <style:style style:name="T19" style:family="text">
      <style:text-properties fo:font-weight="bold" officeooo:rsid="013ffc4f" style:font-weight-asian="bold" style:font-weight-complex="bold"/>
    </style:style>
    <style:style style:name="T20" style:family="text">
      <style:text-properties fo:font-weight="bold" officeooo:rsid="0143178c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1c593" style:font-weight-asian="normal" style:font-weight-complex="normal"/>
    </style:style>
    <style:style style:name="T23" style:family="text">
      <style:text-properties fo:font-weight="normal" officeooo:rsid="001500bb" style:font-weight-asian="normal" style:font-weight-complex="normal"/>
    </style:style>
    <style:style style:name="T24" style:family="text">
      <style:text-properties fo:font-weight="normal" officeooo:rsid="011c64cd" style:font-weight-asian="normal" style:font-weight-complex="normal"/>
    </style:style>
    <style:style style:name="T25" style:family="text">
      <style:text-properties fo:font-weight="normal" officeooo:rsid="01216711" style:font-weight-asian="normal" style:font-weight-complex="normal"/>
    </style:style>
    <style:style style:name="T26" style:family="text">
      <style:text-properties fo:font-weight="normal" officeooo:rsid="01339640" style:font-weight-asian="normal" style:font-weight-complex="normal"/>
    </style:style>
    <style:style style:name="T27" style:family="text">
      <style:text-properties fo:font-weight="normal" officeooo:rsid="0143178c" style:font-weight-asian="normal" style:font-weight-complex="normal"/>
    </style:style>
    <style:style style:name="T28" style:family="text">
      <style:text-properties fo:font-weight="normal" style:font-name-asian="DejaVu Sans2" style:font-weight-asian="normal" style:font-name-complex="DejaVu Sans2" style:font-weight-complex="normal"/>
    </style:style>
    <style:style style:name="T29" style:family="text">
      <style:text-properties fo:font-weight="normal" officeooo:rsid="001500bb" style:font-name-asian="DejaVu Sans2" style:font-weight-asian="normal" style:font-name-complex="DejaVu Sans2" style:font-weight-complex="normal"/>
    </style:style>
    <style:style style:name="T30" style:family="text">
      <style:text-properties fo:font-weight="normal" officeooo:rsid="00184868" style:font-name-asian="DejaVu Sans2" style:font-weight-asian="normal" style:font-name-complex="DejaVu Sans2" style:font-weight-complex="normal"/>
    </style:style>
    <style:style style:name="T31" style:family="text">
      <style:text-properties fo:font-weight="normal" officeooo:rsid="001adcaf" style:font-name-asian="DejaVu Sans2" style:font-weight-asian="normal" style:font-name-complex="DejaVu Sans2" style:font-weight-complex="normal"/>
    </style:style>
    <style:style style:name="T32" style:family="text">
      <style:text-properties fo:font-weight="normal" officeooo:rsid="001dcbe8" style:font-name-asian="DejaVu Sans2" style:font-weight-asian="normal" style:font-name-complex="DejaVu Sans2" style:font-weight-complex="normal"/>
    </style:style>
    <style:style style:name="T33" style:family="text">
      <style:text-properties fo:font-weight="normal" officeooo:rsid="0021c593" style:font-name-asian="DejaVu Sans2" style:font-weight-asian="normal" style:font-name-complex="DejaVu Sans2" style:font-weight-complex="normal"/>
    </style:style>
    <style:style style:name="T34" style:family="text">
      <style:text-properties fo:font-weight="normal" officeooo:rsid="002cfa11" style:font-name-asian="DejaVu Sans2" style:font-weight-asian="normal" style:font-name-complex="DejaVu Sans2" style:font-weight-complex="normal"/>
    </style:style>
    <style:style style:name="T35" style:family="text">
      <style:text-properties fo:font-weight="normal" officeooo:rsid="002ed7fa" style:font-name-asian="DejaVu Sans2" style:font-weight-asian="normal" style:font-name-complex="DejaVu Sans2" style:font-weight-complex="normal"/>
    </style:style>
    <style:style style:name="T36" style:family="text">
      <style:text-properties fo:font-weight="normal" officeooo:rsid="002f0b79" style:font-name-asian="DejaVu Sans2" style:font-weight-asian="normal" style:font-name-complex="DejaVu Sans2" style:font-weight-complex="normal"/>
    </style:style>
    <style:style style:name="T37" style:family="text">
      <style:text-properties fo:font-weight="normal" officeooo:rsid="002f251c" style:font-name-asian="DejaVu Sans2" style:font-weight-asian="normal" style:font-name-complex="DejaVu Sans2" style:font-weight-complex="normal"/>
    </style:style>
    <style:style style:name="T38" style:family="text">
      <style:text-properties fo:font-weight="normal" officeooo:rsid="005ea233" style:font-name-asian="DejaVu Sans2" style:font-weight-asian="normal" style:font-name-complex="DejaVu Sans2" style:font-weight-complex="normal"/>
    </style:style>
    <style:style style:name="T39" style:family="text">
      <style:text-properties fo:font-weight="normal" officeooo:rsid="005f5f89" style:font-name-asian="DejaVu Sans2" style:font-weight-asian="normal" style:font-name-complex="DejaVu Sans2" style:font-weight-complex="normal"/>
    </style:style>
    <style:style style:name="T40" style:family="text">
      <style:text-properties fo:font-weight="normal" officeooo:rsid="0063fbee" style:font-name-asian="DejaVu Sans2" style:font-weight-asian="normal" style:font-name-complex="DejaVu Sans2" style:font-weight-complex="normal"/>
    </style:style>
    <style:style style:name="T41" style:family="text">
      <style:text-properties fo:font-weight="normal" officeooo:rsid="0065435e" style:font-name-asian="DejaVu Sans2" style:font-weight-asian="normal" style:font-name-complex="DejaVu Sans2" style:font-weight-complex="normal"/>
    </style:style>
    <style:style style:name="T42" style:family="text">
      <style:text-properties fo:font-weight="normal" officeooo:rsid="00667919" style:font-name-asian="DejaVu Sans2" style:font-weight-asian="normal" style:font-name-complex="DejaVu Sans2" style:font-weight-complex="normal"/>
    </style:style>
    <style:style style:name="T43" style:family="text">
      <style:text-properties fo:font-weight="normal" officeooo:rsid="00681526" style:font-name-asian="DejaVu Sans2" style:font-weight-asian="normal" style:font-name-complex="DejaVu Sans2" style:font-weight-complex="normal"/>
    </style:style>
    <style:style style:name="T44" style:family="text">
      <style:text-properties fo:font-weight="normal" officeooo:rsid="00650217" style:font-name-asian="DejaVu Sans2" style:font-weight-asian="normal" style:font-name-complex="DejaVu Sans2" style:font-weight-complex="normal"/>
    </style:style>
    <style:style style:name="T45" style:family="text">
      <style:text-properties fo:font-weight="normal" officeooo:rsid="0068431b" style:font-name-asian="DejaVu Sans2" style:font-weight-asian="normal" style:font-name-complex="DejaVu Sans2" style:font-weight-complex="normal"/>
    </style:style>
    <style:style style:name="T46" style:family="text">
      <style:text-properties fo:font-weight="normal" officeooo:rsid="0069b259" style:font-name-asian="DejaVu Sans2" style:font-weight-asian="normal" style:font-name-complex="DejaVu Sans2" style:font-weight-complex="normal"/>
    </style:style>
    <style:style style:name="T47" style:family="text">
      <style:text-properties fo:font-weight="normal" officeooo:rsid="006c02c3" style:font-name-asian="DejaVu Sans2" style:font-weight-asian="normal" style:font-name-complex="DejaVu Sans2" style:font-weight-complex="normal"/>
    </style:style>
    <style:style style:name="T48" style:family="text">
      <style:text-properties fo:font-weight="normal" officeooo:rsid="0078e0aa" style:font-name-asian="DejaVu Sans2" style:font-weight-asian="normal" style:font-name-complex="DejaVu Sans2" style:font-weight-complex="normal"/>
    </style:style>
    <style:style style:name="T49" style:family="text">
      <style:text-properties fo:font-weight="normal" officeooo:rsid="007d97fa" style:font-name-asian="DejaVu Sans2" style:font-weight-asian="normal" style:font-name-complex="DejaVu Sans2" style:font-weight-complex="normal"/>
    </style:style>
    <style:style style:name="T50" style:family="text">
      <style:text-properties fo:font-weight="normal" officeooo:rsid="008085c9" style:font-name-asian="DejaVu Sans2" style:font-weight-asian="normal" style:font-name-complex="DejaVu Sans2" style:font-weight-complex="normal"/>
    </style:style>
    <style:style style:name="T51" style:family="text">
      <style:text-properties fo:font-weight="normal" officeooo:rsid="00825545" style:font-name-asian="DejaVu Sans2" style:font-weight-asian="normal" style:font-name-complex="DejaVu Sans2" style:font-weight-complex="normal"/>
    </style:style>
    <style:style style:name="T52" style:family="text">
      <style:text-properties fo:font-weight="normal" officeooo:rsid="008427be" style:font-name-asian="DejaVu Sans2" style:font-weight-asian="normal" style:font-name-complex="DejaVu Sans2" style:font-weight-complex="normal"/>
    </style:style>
    <style:style style:name="T53" style:family="text">
      <style:text-properties fo:font-weight="normal" officeooo:rsid="0086edfd" style:font-name-asian="DejaVu Sans2" style:font-weight-asian="normal" style:font-name-complex="DejaVu Sans2" style:font-weight-complex="normal"/>
    </style:style>
    <style:style style:name="T54" style:family="text">
      <style:text-properties fo:font-weight="normal" officeooo:rsid="00875c66" style:font-name-asian="DejaVu Sans2" style:font-weight-asian="normal" style:font-name-complex="DejaVu Sans2" style:font-weight-complex="normal"/>
    </style:style>
    <style:style style:name="T55" style:family="text">
      <style:text-properties fo:font-weight="normal" officeooo:rsid="009da94b" style:font-name-asian="DejaVu Sans2" style:font-weight-asian="normal" style:font-name-complex="DejaVu Sans2" style:font-weight-complex="normal"/>
    </style:style>
    <style:style style:name="T56" style:family="text">
      <style:text-properties fo:font-weight="normal" officeooo:rsid="00a3e85b" style:font-name-asian="DejaVu Sans2" style:font-weight-asian="normal" style:font-name-complex="DejaVu Sans2" style:font-weight-complex="normal"/>
    </style:style>
    <style:style style:name="T57" style:family="text">
      <style:text-properties fo:font-weight="normal" officeooo:rsid="00a42868" style:font-name-asian="DejaVu Sans2" style:font-weight-asian="normal" style:font-name-complex="DejaVu Sans2" style:font-weight-complex="normal"/>
    </style:style>
    <style:style style:name="T58" style:family="text">
      <style:text-properties fo:font-weight="normal" officeooo:rsid="00a6872b" style:font-name-asian="DejaVu Sans2" style:font-weight-asian="normal" style:font-name-complex="DejaVu Sans2" style:font-weight-complex="normal"/>
    </style:style>
    <style:style style:name="T59" style:family="text">
      <style:text-properties fo:font-weight="normal" officeooo:rsid="00a7489d" style:font-name-asian="DejaVu Sans2" style:font-weight-asian="normal" style:font-name-complex="DejaVu Sans2" style:font-weight-complex="normal"/>
    </style:style>
    <style:style style:name="T60" style:family="text">
      <style:text-properties fo:font-weight="normal" officeooo:rsid="00a8d1c9" style:font-name-asian="DejaVu Sans2" style:font-weight-asian="normal" style:font-name-complex="DejaVu Sans2" style:font-weight-complex="normal"/>
    </style:style>
    <style:style style:name="T61" style:family="text">
      <style:text-properties fo:font-weight="normal" officeooo:rsid="00b5926e" style:font-name-asian="DejaVu Sans2" style:font-weight-asian="normal" style:font-name-complex="DejaVu Sans2" style:font-weight-complex="normal"/>
    </style:style>
    <style:style style:name="T62" style:family="text">
      <style:text-properties fo:font-weight="normal" officeooo:rsid="00cecff8" style:font-name-asian="DejaVu Sans2" style:font-weight-asian="normal" style:font-name-complex="DejaVu Sans2" style:font-weight-complex="normal"/>
    </style:style>
    <style:style style:name="T63" style:family="text">
      <style:text-properties fo:font-weight="normal" officeooo:rsid="00d21872" style:font-name-asian="DejaVu Sans2" style:font-weight-asian="normal" style:font-name-complex="DejaVu Sans2" style:font-weight-complex="normal"/>
    </style:style>
    <style:style style:name="T64" style:family="text">
      <style:text-properties fo:font-weight="normal" officeooo:rsid="00d31dbc" style:font-name-asian="DejaVu Sans2" style:font-weight-asian="normal" style:font-name-complex="DejaVu Sans2" style:font-weight-complex="normal"/>
    </style:style>
    <style:style style:name="T65" style:family="text">
      <style:text-properties fo:font-weight="normal" officeooo:rsid="00d60dbd" style:font-name-asian="DejaVu Sans2" style:font-weight-asian="normal" style:font-name-complex="DejaVu Sans2" style:font-weight-complex="normal"/>
    </style:style>
    <style:style style:name="T66" style:family="text">
      <style:text-properties fo:font-weight="normal" officeooo:rsid="00eb8483" style:font-name-asian="DejaVu Sans2" style:font-weight-asian="normal" style:font-name-complex="DejaVu Sans2" style:font-weight-complex="normal"/>
    </style:style>
    <style:style style:name="T67" style:family="text">
      <style:text-properties fo:font-weight="normal" officeooo:rsid="00ebe779" style:font-name-asian="DejaVu Sans2" style:font-weight-asian="normal" style:font-name-complex="DejaVu Sans2" style:font-weight-complex="normal"/>
    </style:style>
    <style:style style:name="T68" style:family="text">
      <style:text-properties fo:font-weight="normal" officeooo:rsid="00eef908" style:font-name-asian="DejaVu Sans2" style:font-weight-asian="normal" style:font-name-complex="DejaVu Sans2" style:font-weight-complex="normal"/>
    </style:style>
    <style:style style:name="T69" style:family="text">
      <style:text-properties fo:font-weight="normal" officeooo:rsid="00f62c19" style:font-name-asian="DejaVu Sans2" style:font-weight-asian="normal" style:font-name-complex="DejaVu Sans2" style:font-weight-complex="normal"/>
    </style:style>
    <style:style style:name="T70" style:family="text">
      <style:text-properties fo:font-weight="normal" officeooo:rsid="00f6c4db" style:font-name-asian="DejaVu Sans2" style:font-weight-asian="normal" style:font-name-complex="DejaVu Sans2" style:font-weight-complex="normal"/>
    </style:style>
    <style:style style:name="T71" style:family="text">
      <style:text-properties fo:font-weight="normal" officeooo:rsid="00f7ef0c" style:font-name-asian="DejaVu Sans2" style:font-weight-asian="normal" style:font-name-complex="DejaVu Sans2" style:font-weight-complex="normal"/>
    </style:style>
    <style:style style:name="T72" style:family="text">
      <style:text-properties fo:font-weight="normal" officeooo:rsid="00f8fa78" style:font-name-asian="DejaVu Sans2" style:font-weight-asian="normal" style:font-name-complex="DejaVu Sans2" style:font-weight-complex="normal"/>
    </style:style>
    <style:style style:name="T73" style:family="text">
      <style:text-properties fo:font-weight="normal" officeooo:rsid="00fbfd0e" style:font-name-asian="DejaVu Sans2" style:font-weight-asian="normal" style:font-name-complex="DejaVu Sans2" style:font-weight-complex="normal"/>
    </style:style>
    <style:style style:name="T74" style:family="text">
      <style:text-properties fo:font-weight="normal" officeooo:rsid="00fd699a" style:font-name-asian="DejaVu Sans2" style:font-weight-asian="normal" style:font-name-complex="DejaVu Sans2" style:font-weight-complex="normal"/>
    </style:style>
    <style:style style:name="T75" style:family="text">
      <style:text-properties fo:font-weight="normal" officeooo:rsid="010ea9ac" style:font-name-asian="DejaVu Sans2" style:font-weight-asian="normal" style:font-name-complex="DejaVu Sans2" style:font-weight-complex="normal"/>
    </style:style>
    <style:style style:name="T76" style:family="text">
      <style:text-properties fo:font-weight="normal" officeooo:rsid="011daa33" style:font-name-asian="DejaVu Sans2" style:font-weight-asian="normal" style:font-name-complex="DejaVu Sans2" style:font-weight-complex="normal"/>
    </style:style>
    <style:style style:name="T77" style:family="text">
      <style:text-properties fo:font-weight="normal" officeooo:rsid="011eabd2" style:font-name-asian="DejaVu Sans2" style:font-weight-asian="normal" style:font-name-complex="DejaVu Sans2" style:font-weight-complex="normal"/>
    </style:style>
    <style:style style:name="T78" style:family="text">
      <style:text-properties fo:font-weight="normal" officeooo:rsid="01263c6b" style:font-name-asian="DejaVu Sans2" style:font-weight-asian="normal" style:font-name-complex="DejaVu Sans2" style:font-weight-complex="normal"/>
    </style:style>
    <style:style style:name="T79" style:family="text">
      <style:text-properties fo:font-weight="normal" officeooo:rsid="0135a54b" style:font-name-asian="DejaVu Sans2" style:font-weight-asian="normal" style:font-name-complex="DejaVu Sans2" style:font-weight-complex="normal"/>
    </style:style>
    <style:style style:name="T80" style:family="text">
      <style:text-properties fo:font-weight="normal" officeooo:rsid="013cd567" style:font-name-asian="DejaVu Sans2" style:font-weight-asian="normal" style:font-name-complex="DejaVu Sans2" style:font-weight-complex="normal"/>
    </style:style>
    <style:style style:name="T81" style:family="text">
      <style:text-properties fo:font-weight="normal" officeooo:rsid="013d5120" style:font-name-asian="DejaVu Sans2" style:font-weight-asian="normal" style:font-name-complex="DejaVu Sans2" style:font-weight-complex="normal"/>
    </style:style>
    <style:style style:name="T82" style:family="text">
      <style:text-properties fo:font-weight="normal" officeooo:rsid="01451df0" style:font-name-asian="DejaVu Sans2" style:font-weight-asian="normal" style:font-name-complex="DejaVu Sans2" style:font-weight-complex="normal"/>
    </style:style>
    <style:style style:name="T83" style:family="text">
      <style:text-properties fo:font-weight="normal" officeooo:rsid="014b4692" style:font-name-asian="DejaVu Sans2" style:font-weight-asian="normal" style:font-name-complex="DejaVu Sans2" style:font-weight-complex="normal"/>
    </style:style>
    <style:style style:name="T84" style:family="text">
      <style:text-properties fo:font-weight="normal" officeooo:rsid="014cf12d" style:font-name-asian="DejaVu Sans2" style:font-weight-asian="normal" style:font-name-complex="DejaVu Sans2" style:font-weight-complex="normal"/>
    </style:style>
    <style:style style:name="T85" style:family="text">
      <style:text-properties fo:font-weight="normal" officeooo:rsid="014d2ba2" style:font-name-asian="DejaVu Sans2" style:font-weight-asian="normal" style:font-name-complex="DejaVu Sans2" style:font-weight-complex="normal"/>
    </style:style>
    <style:style style:name="T86" style:family="text">
      <style:text-properties fo:font-weight="normal" officeooo:rsid="01582f54" style:font-name-asian="DejaVu Sans2" style:font-weight-asian="normal" style:font-name-complex="DejaVu Sans2" style:font-weight-complex="normal"/>
    </style:style>
    <style:style style:name="T87" style:family="text">
      <style:text-properties fo:font-weight="normal" officeooo:rsid="015a82bb" style:font-name-asian="DejaVu Sans2" style:font-weight-asian="normal" style:font-name-complex="DejaVu Sans2" style:font-weight-complex="normal"/>
    </style:style>
    <style:style style:name="T88" style:family="text">
      <style:text-properties fo:font-weight="normal" officeooo:rsid="016111ec" style:font-name-asian="DejaVu Sans2" style:font-weight-asian="normal" style:font-name-complex="DejaVu Sans2" style:font-weight-complex="normal"/>
    </style:style>
    <style:style style:name="T89" style:family="text">
      <style:text-properties officeooo:rsid="001f776f"/>
    </style:style>
    <style:style style:name="T90" style:family="text">
      <style:text-properties style:font-name-asian="DejaVu Sans2" style:font-name-complex="DejaVu Sans2"/>
    </style:style>
    <style:style style:name="T91" style:family="text">
      <style:text-properties officeooo:rsid="001500bb" style:font-name-asian="DejaVu Sans2" style:font-name-complex="DejaVu Sans2"/>
    </style:style>
    <style:style style:name="T92" style:family="text">
      <style:text-properties officeooo:rsid="0018598e" style:font-name-asian="DejaVu Sans2" style:font-name-complex="DejaVu Sans2"/>
    </style:style>
    <style:style style:name="T93" style:family="text">
      <style:text-properties officeooo:rsid="001adcaf" style:font-name-asian="DejaVu Sans2" style:font-name-complex="DejaVu Sans2"/>
    </style:style>
    <style:style style:name="T94" style:family="text">
      <style:text-properties officeooo:rsid="00184868" style:font-name-asian="DejaVu Sans2" style:font-name-complex="DejaVu Sans2"/>
    </style:style>
    <style:style style:name="T95" style:family="text">
      <style:text-properties officeooo:rsid="001dcbe8" style:font-name-asian="DejaVu Sans2" style:font-name-complex="DejaVu Sans2"/>
    </style:style>
    <style:style style:name="T96" style:family="text">
      <style:text-properties officeooo:rsid="0021c593" style:font-name-asian="DejaVu Sans2" style:font-name-complex="DejaVu Sans2"/>
    </style:style>
    <style:style style:name="T97" style:family="text">
      <style:text-properties officeooo:rsid="0021df82" style:font-name-asian="DejaVu Sans2" style:font-name-complex="DejaVu Sans2"/>
    </style:style>
    <style:style style:name="T98" style:family="text">
      <style:text-properties officeooo:rsid="0053057f" style:font-name-asian="DejaVu Sans2" style:font-name-complex="DejaVu Sans2"/>
    </style:style>
    <style:style style:name="T99" style:family="text">
      <style:text-properties officeooo:rsid="005f5f89" style:font-name-asian="DejaVu Sans2" style:font-name-complex="DejaVu Sans2"/>
    </style:style>
    <style:style style:name="T100" style:family="text">
      <style:text-properties officeooo:rsid="0065435e" style:font-name-asian="DejaVu Sans2" style:font-name-complex="DejaVu Sans2"/>
    </style:style>
    <style:style style:name="T101" style:family="text">
      <style:text-properties officeooo:rsid="007136c7" style:font-name-asian="DejaVu Sans2" style:font-name-complex="DejaVu Sans2"/>
    </style:style>
    <style:style style:name="T102" style:family="text">
      <style:text-properties officeooo:rsid="00b4ddbe" style:font-name-asian="DejaVu Sans2" style:font-name-complex="DejaVu Sans2"/>
    </style:style>
    <style:style style:name="T103" style:family="text">
      <style:text-properties officeooo:rsid="00d60dbd" style:font-name-asian="DejaVu Sans2" style:font-name-complex="DejaVu Sans2"/>
    </style:style>
    <style:style style:name="T104" style:family="text">
      <style:text-properties officeooo:rsid="00a42868" style:font-name-asian="DejaVu Sans2" style:font-name-complex="DejaVu Sans2"/>
    </style:style>
    <style:style style:name="T105" style:family="text">
      <style:text-properties officeooo:rsid="00650217" style:font-name-asian="DejaVu Sans2" style:font-name-complex="DejaVu Sans2"/>
    </style:style>
    <style:style style:name="T106" style:family="text">
      <style:text-properties officeooo:rsid="00f62c19" style:font-name-asian="DejaVu Sans2" style:font-name-complex="DejaVu Sans2"/>
    </style:style>
    <style:style style:name="T107" style:family="text">
      <style:text-properties officeooo:rsid="00f6c4db" style:font-name-asian="DejaVu Sans2" style:font-name-complex="DejaVu Sans2"/>
    </style:style>
    <style:style style:name="T108" style:family="text">
      <style:text-properties officeooo:rsid="010523a4" style:font-name-asian="DejaVu Sans2" style:font-name-complex="DejaVu Sans2"/>
    </style:style>
    <style:style style:name="T109" style:family="text">
      <style:text-properties officeooo:rsid="010a95ba" style:font-name-asian="DejaVu Sans2" style:font-name-complex="DejaVu Sans2"/>
    </style:style>
    <style:style style:name="T110" style:family="text">
      <style:text-properties officeooo:rsid="013cd567" style:font-name-asian="DejaVu Sans2" style:font-name-complex="DejaVu Sans2"/>
    </style:style>
    <style:style style:name="T111" style:family="text">
      <style:text-properties officeooo:rsid="01451df0" style:font-name-asian="DejaVu Sans2" style:font-name-complex="DejaVu Sans2"/>
    </style:style>
    <style:style style:name="T112" style:family="text">
      <style:text-properties officeooo:rsid="0147d6b9" style:font-name-asian="DejaVu Sans2" style:font-name-complex="DejaVu Sans2"/>
    </style:style>
    <style:style style:name="T113" style:family="text">
      <style:text-properties officeooo:rsid="0149388d" style:font-name-asian="DejaVu Sans2" style:font-name-complex="DejaVu Sans2"/>
    </style:style>
    <style:style style:name="T114" style:family="text">
      <style:text-properties officeooo:rsid="015204bd" style:font-name-asian="DejaVu Sans2" style:font-name-complex="DejaVu Sans2"/>
    </style:style>
    <style:style style:name="T115" style:family="text">
      <style:text-properties officeooo:rsid="015d283e" style:font-name-asian="DejaVu Sans2" style:font-name-complex="DejaVu Sans2"/>
    </style:style>
    <style:style style:name="T116" style:family="text">
      <style:text-properties officeooo:rsid="015fbb2d" style:font-name-asian="DejaVu Sans2" style:font-name-complex="DejaVu Sans2"/>
    </style:style>
    <style:style style:name="T117" style:family="text">
      <style:text-properties officeooo:rsid="01617904" style:font-name-asian="DejaVu Sans2" style:font-name-complex="DejaVu Sans2"/>
    </style:style>
    <style:style style:name="T118" style:family="text">
      <style:text-properties officeooo:rsid="00acab8b"/>
    </style:style>
    <style:style style:name="T119" style:family="text">
      <style:text-properties officeooo:rsid="01005c97"/>
    </style:style>
    <style:style style:name="T120" style:family="text">
      <style:text-properties officeooo:rsid="010c3bf0"/>
    </style:style>
    <style:style style:name="T121" style:family="text">
      <style:text-properties officeooo:rsid="01149eb1"/>
    </style:style>
    <style:style style:name="T122" style:family="text">
      <style:text-properties officeooo:rsid="01439008"/>
    </style:style>
    <style:style style:name="T123" style:family="text">
      <style:text-properties officeooo:rsid="01451df0"/>
    </style:style>
    <style:style style:name="T124" style:family="text">
      <style:text-properties officeooo:rsid="014b4692"/>
    </style:style>
    <style:style style:name="T125" style:family="text">
      <style:text-properties officeooo:rsid="015204bd"/>
    </style:style>
    <style:style style:name="T126" style:family="text">
      <style:text-properties officeooo:rsid="016a5c28"/>
    </style:style>
    <style:style style:name="T127" style:family="text">
      <style:text-properties officeooo:rsid="016c59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/>
      <text:p text:style-name="P96">Exposé sur un thème scientifique</text:p>
      <text:p text:style-name="P95"/>
      <text:p text:style-name="P97">résumé des attendus</text:p>
      <text:p text:style-name="P97"/>
      <text:p text:style-name="P68"/>
      <text:p text:style-name="P11"><text:span text:style-name="T2">!!! ce qu’il ne faut pas faire : </text:span><text:span text:style-name="T16">ennuyer le public</text:span><text:span text:style-name="T2">, par exemple en expliquant des notions que vous ne maîtrisez pas (et que le jury maîtrise probablement mieux que vous), </text:span><text:span text:style-name="T16">en parlant peu fort</text:span><text:span text:style-name="T2"> ou en </text:span><text:span text:style-name="T20">lisant vos notes</text:span><text:span text:style-name="T27">.</text:span></text:p>
      <text:p text:style-name="P69"/>
      <text:p text:style-name="P12">!!! ce qu’il faut faire : <text:span text:style-name="T15">intéresser le public </text:span><text:span text:style-name="T19">en montrant que </text:span><text:span text:style-name="T20">le sujet vous intéresse</text:span></text:p>
      <text:p text:style-name="P13"><text:tab/>→ défendre un <text:span text:style-name="T27">point de vue sur le sujet en répondant à une question</text:span></text:p>
      <text:p text:style-name="P14"><text:tab/>→ présenter <text:span text:style-name="T127">vos idées</text:span> de façon structurée : <text:span text:style-name="T120">introduction, parties, conclusion</text:span></text:p>
      <text:p text:style-name="P15"><text:tab/>→ <text:span text:style-name="T118">montrer que vos illustrations ne sont pas là que pour illustrer : elles permettent</text:span></text:p>
      <text:p text:style-name="P15"><text:tab/> <text:s text:c="3"/><text:span text:style-name="T122">de mieux comprendre le sujet</text:span></text:p>
      <text:p text:style-name="P16"><text:tab/>→ <text:span text:style-name="T121">faire preuve de dynamisme pendant et après l’exposé, pendant les questions avec</text:span></text:p>
      <text:p text:style-name="P16"><text:tab/> <text:s text:c="3"/><text:span text:style-name="T121">le jury</text:span></text:p>
      <text:p text:style-name="P98"/>
      <text:p text:style-name="P2"/>
      <text:p text:style-name="P66">▢ Vous travaillez en groupe : si l’un des membres du groupe ne s’entend pas avec ses camarades, tant pis : il faut produire l’exposé coûte que coûte ! La note est commune…</text:p>
      <text:p text:style-name="P70"/>
      <text:p text:style-name="P21"><text:span text:style-name="T16">▢ </text:span>Pour ce type d’ exercice, une grande partie du travail se fait en autonomie, pendant les heures d’étude, à la maison, en classe avec un enseignant, pendant les récréations. <text:span text:style-name="T15">Prévoyez un calendrier </text:span><text:span text:style-name="T18">de votre progression</text:span><text:span text:style-name="T25">, </text:span><text:span text:style-name="T26">c’est-à-dire </text:span><text:span text:style-name="T15">de ce que vous devez faire avant le jour J</text:span><text:span text:style-name="T21">.</text:span></text:p>
      <text:p text:style-name="P71"/>
      <text:p text:style-name="P20"><text:span text:style-name="T16">▢ </text:span>Il est utile <text:span text:style-name="T119">de prévoir </text:span><text:span text:style-name="T17">un dossier recensant tous les documents utilisés par le groupe</text:span><text:span text:style-name="T119">. La question de savoir qui conserve ce dossier est importante.</text:span></text:p>
      <text:p text:style-name="P99"/>
      <text:p text:style-name="P2"/>
      <text:p text:style-name="P27"><text:span text:style-name="T2">▢ </text:span>(1) <text:span text:style-name="T123">se documenter sur le sujet choisi</text:span></text:p>
      <text:p text:style-name="P72"/>
      <text:p text:style-name="P3"><text:tab/><text:span text:style-name="T2">▢</text:span><text:span text:style-name="T91"> </text:span><text:span text:style-name="T111">imprimer des pages Wikipedia, photocopier des pages de livres</text:span></text:p>
      <text:p text:style-name="P3"><text:span text:style-name="T92"><text:tab/><text:tab/>→</text:span><text:span text:style-name="T93"> utiliser la photocopieuse </text:span><text:span text:style-name="T111">du collège</text:span></text:p>
      <text:p text:style-name="P68"/>
      <text:p text:style-name="P8"><text:tab/><text:span text:style-name="T2">▢</text:span><text:span text:style-name="T91"> </text:span><text:span text:style-name="T94">vérifier que </text:span><text:span text:style-name="T102">vous comprenez</text:span><text:span text:style-name="T94"> </text:span><text:span text:style-name="T82">l’essentiel <text:s/>des mots que vous lisez</text:span></text:p>
      <text:p text:style-name="P2"><text:span text:style-name="T30"><text:tab/><text:tab/>→</text:span><text:span text:style-name="T31"> consulter un dictionnaire, un </text:span><text:span text:style-name="T61">enseignant</text:span></text:p>
      <text:p text:style-name="P84"/>
      <text:p text:style-name="P47"><text:span text:style-name="T91"><text:tab/>▢</text:span><text:span text:style-name="T90"> </text:span><text:span text:style-name="T98">partagez vos premières impressions </text:span><text:span text:style-name="T109">avec votre groupe</text:span></text:p>
      <text:p text:style-name="P94"/>
      <text:p text:style-name="P9"><text:tab/><text:span text:style-name="T2">▢</text:span><text:span text:style-name="T91"> </text:span><text:span text:style-name="T112">être attentif à l’actualité du sujet traité : </text:span><text:span text:style-name="T113">en est-il question dans la presse ?</text:span></text:p>
      <text:p text:style-name="P67"/>
      <text:p text:style-name="P34"><text:span text:style-name="T2">▢ </text:span>(2<text:span text:style-name="T89">)</text:span> <text:span text:style-name="T124">amasser des documents en rapport avec votre exposé</text:span></text:p>
      <text:p text:style-name="P73"/>
      <text:p text:style-name="P35"><text:tab/><text:span text:style-name="T29">▢ </text:span><text:span text:style-name="T83">textes, articles</text:span></text:p>
      <text:p text:style-name="P100"/>
      <text:p text:style-name="P17"><text:span text:style-name="T32"><text:tab/></text:span><text:span text:style-name="T29">▢ </text:span><text:span text:style-name="T32">illustration</text:span><text:span text:style-name="T83">s</text:span></text:p>
      <text:p text:style-name="P18"><text:span text:style-name="T32"><text:tab/><text:tab/>→</text:span><text:span text:style-name="T35"> analyser l’illustration </text:span><text:span text:style-name="T36">: </text:span><text:span text:style-name="T37">choix du cadrage, choix des couleurs, … ; </text:span><text:span text:style-name="T55">utilisez</text:span></text:p>
      <text:p text:style-name="P18"><text:span text:style-name="T55"><text:s text:c="22"/></text:span><text:span text:style-name="T10">les termes techniques d</text:span><text:span text:style-name="T11">e la lecture d’image</text:span><text:span text:style-name="T79"> </text:span><text:span text:style-name="T55">étudiées en classe.</text:span></text:p>
      <text:p text:style-name="P18"><text:span text:style-name="T32"><text:tab/><text:tab/>→</text:span><text:span text:style-name="T35"> </text:span><text:span text:style-name="T84">qu’est-ce que </text:span><text:span text:style-name="T35">l’illustration apporte à </text:span><text:span text:style-name="T85">la compréhension du sujet ?</text:span></text:p>
      <text:p text:style-name="P101"/>
      <text:p text:style-name="P19"><text:span text:style-name="T6">▢ </text:span><text:span text:style-name="T5">(</text:span><text:span text:style-name="T13">3</text:span><text:span text:style-name="T3">) </text:span><text:span text:style-name="T7">trier les remarques intéressantes et </text:span><text:span text:style-name="T3">choisir un « angle d’attaque » : qu’est-ce qui est </text:span><text:span text:style-name="T8">le plus </text:span><text:span text:style-name="T3">intéressant </text:span><text:span text:style-name="T8">p</text:span><text:span text:style-name="T12">our vous ?</text:span></text:p>
      <text:p text:style-name="P75"/>
      <text:p text:style-name="P4"><text:soft-page-break/><text:span text:style-name="T28"><text:tab/></text:span><text:span text:style-name="T29">▢ </text:span><text:span text:style-name="T38">parmi toutes les informations récupérées, </text:span><text:span text:style-name="T45">certaines sont-</text:span><text:span text:style-name="T56">elles</text:span><text:span text:style-name="T45"> contradictoires ?</text:span></text:p>
      <text:p text:style-name="P51"><text:tab/><text:tab/>→ à vous de lever cette contradiction</text:p>
      <text:p text:style-name="P85"/>
      <text:p text:style-name="P6"><text:span text:style-name="T33"><text:tab/></text:span><text:span text:style-name="T29">▢ </text:span><text:span text:style-name="T46">parmi toutes les informations récupérées, certaines s’enchaînent-</text:span><text:span text:style-name="T56">elles</text:span><text:span text:style-name="T46"> comme</text:span></text:p>
      <text:p text:style-name="P54"><text:s text:c="13"/>dans un raisonnement mathématique ?</text:p>
      <text:p text:style-name="P55"/>
      <text:p text:style-name="P36"><text:span text:style-name="T91">▢ </text:span><text:span text:style-name="T95">(</text:span><text:span text:style-name="T114">4</text:span><text:span text:style-name="T90">) </text:span><text:span text:style-name="T96">assembler les idées : le plan</text:span></text:p>
      <text:p text:style-name="P76"/>
      <text:p text:style-name="P37"><text:span text:style-name="T96"><text:tab/></text:span><text:span text:style-name="T29">▢ </text:span><text:span text:style-name="T108">IL FAUT D’ABORD UNE </text:span><text:span text:style-name="T114">question : pas de « pourquoi », de « comment »</text:span></text:p>
      <text:p text:style-name="P104"><text:tab/> <text:s text:c="3"/>ou de question à laquelle la réponse immédiate est « oui » ou « non ».</text:p>
      <text:p text:style-name="P104"><text:tab/> <text:s text:c="3"/>Dans l’idéal, cette question doit mettre en tension deux termes qui</text:p>
      <text:p text:style-name="P104"><text:s text:c="12"/>ne vont normalement pas ensemble.</text:p>
      <text:p text:style-name="P102"/>
      <text:p text:style-name="P49"><text:tab/> <text:s text:c="3"/>CETTE <text:span text:style-name="T125">question</text:span> DOIT AVOIR ETE VALIDEE PAR VOTRE ENSEIGNANT.</text:p>
      <text:p text:style-name="P77"/>
      <text:p text:style-name="P33"><text:span text:style-name="T29"><text:tab/>▢ </text:span><text:span text:style-name="T50">introduction : </text:span></text:p>
      <text:p text:style-name="P33"><text:span text:style-name="T50"><text:tab/><text:tab/>1) titre </text:span><text:span text:style-name="T86">de l’exposé annonçant son thème</text:span><text:span text:style-name="T50"> </text:span></text:p>
      <text:p text:style-name="P33"><text:span text:style-name="T50"><text:tab/><text:tab/>2) </text:span><text:span text:style-name="T86">question à laquelle vous voulez répondre</text:span></text:p>
      <text:p text:style-name="P33"><text:span text:style-name="T50"><text:tab/><text:tab/></text:span><text:span text:style-name="T51">3) annonc</text:span><text:span text:style-name="T86">e </text:span><text:span text:style-name="T51">des parties</text:span></text:p>
      <text:p text:style-name="P86"/>
      <text:p text:style-name="P22"><text:span text:style-name="T33"><text:tab/></text:span><text:span text:style-name="T29">▢ </text:span><text:span text:style-name="T48">plan en </text:span><text:span text:style-name="T52">deux ou </text:span><text:span text:style-name="T48">trois parties : </text:span><text:span text:style-name="T52">une idée par partie</text:span></text:p>
      <text:p text:style-name="P52"><text:tab/><text:tab/>exemples :</text:p>
      <text:p text:style-name="P22"><text:span text:style-name="T48"><text:tab/><text:tab/>- </text:span><text:span text:style-name="T53">vous partez de l’idée A qui </text:span><text:span text:style-name="T54">conduit logiquement à l’idée B</text:span></text:p>
      <text:p text:style-name="P28"><text:span text:style-name="T48"><text:tab/><text:tab/>- </text:span><text:span text:style-name="T53">vous partez de l’idée A qui </text:span><text:span text:style-name="T54">conduit logiquement à l’idée B qui conduit</text:span></text:p>
      <text:p text:style-name="P28"><text:span text:style-name="T54"><text:s text:c="21"/>logi</text:span><text:span text:style-name="T62">qu</text:span><text:span text:style-name="T54">ement à l’idée C</text:span></text:p>
      <text:p text:style-name="P28"><text:span text:style-name="T48"><text:tab/><text:tab/>- vous partez de l’idée A qui s’oppose à l’idée B ; vous montrez alors </text:span><text:span text:style-name="T49">que</text:span></text:p>
      <text:p text:style-name="P28"><text:span text:style-name="T49"><text:s text:c="21"/>l’idée C </text:span><text:span text:style-name="T52">permet de comprendre pourquoi A et B s’opposent</text:span></text:p>
      <text:p text:style-name="P77"/>
      <text:p text:style-name="P5"><text:span text:style-name="T33"><text:tab/></text:span><text:span text:style-name="T29">▢ </text:span><text:span text:style-name="T34">conclusion : ajouter un élément d’ouverture </text:span><text:span text:style-name="T47">(livre, film, jeu-vidéo)</text:span></text:p>
      <text:p text:style-name="P5"><text:span text:style-name="T47"><text:tab/><text:tab/></text:span><text:span text:style-name="T87">1) rappel des parties</text:span></text:p>
      <text:p text:style-name="P105"><text:tab/><text:tab/>2) réponse à la question posée</text:p>
      <text:p text:style-name="P105"><text:tab/><text:tab/>3) ouverture</text:p>
      <text:p text:style-name="P7"><text:span text:style-name="T34"><text:tab/><text:tab/>→</text:span><text:span text:style-name="T47"> montrez que ce que vous avez dit sur l’article pourrait aussi bien se dire</text:span></text:p>
      <text:p text:style-name="P7"><text:span text:style-name="T47"><text:tab/><text:tab/> <text:s text:c="3"/>sur d’autres articles, d’autres œuvres. </text:span><text:span text:style-name="T56">Utilisez une citation connue de tous </text:span></text:p>
      <text:p text:style-name="P56"><text:s text:c="2"/><text:tab/><text:tab/> <text:s text:c="3"/>pour montrer que la thèse que vous défendez est une idée qui a déjà été</text:p>
      <text:p text:style-name="P7"><text:span text:style-name="T56"><text:s text:c="22"/></text:span><text:span text:style-name="T57">explicités par quelqu’un d’autre.</text:span></text:p>
      <text:p text:style-name="P87"/>
      <text:p text:style-name="P10"><text:span text:style-name="T33"><text:tab/></text:span><text:span text:style-name="T29">▢ </text:span><text:span text:style-name="T9">dans l’une de vos parties doit apparaître l’étude d’</text:span><text:span text:style-name="T14">un i</text:span><text:span text:style-name="T9">llustration</text:span><text:span text:style-name="T75">. </text:span></text:p>
      <text:p text:style-name="P106"><text:tab/> <text:s text:c="3"/>Utilisez le vocabulaire de la lecture d’image.</text:p>
      <text:p text:style-name="P87"/>
      <text:p text:style-name="P46"><text:span text:style-name="T33"><text:tab/></text:span><text:span text:style-name="T29">▢ </text:span><text:span text:style-name="T28">se partager le </text:span><text:span text:style-name="T74">travail</text:span><text:span text:style-name="T28"> </text:span><text:span text:style-name="T90">équitablement </text:span><text:span text:style-name="T28">: </text:span><text:span text:style-name="T71">les spectateurs voient quand un élève n’a</text:span></text:p>
      <text:p text:style-name="P46"><text:span text:style-name="T71"><text:tab/> <text:s text:c="3"/>rien fait dans un groupe. </text:span><text:span text:style-name="T72">La note est commune…</text:span></text:p>
      <text:p text:style-name="P78"/>
      <text:p text:style-name="P103"/>
      <text:p text:style-name="P38"><text:span text:style-name="T91">▢ </text:span><text:span text:style-name="T90">(</text:span><text:span text:style-name="T115">5</text:span><text:span text:style-name="T90">) </text:span><text:span text:style-name="T97">ajouter un support visuel</text:span></text:p>
      <text:p text:style-name="P79"/>
      <text:p text:style-name="P30"><text:span text:style-name="T33"><text:tab/></text:span><text:span text:style-name="T29">▢ </text:span><text:span text:style-name="T70">pensez à faire valider votre diaporama par un adulte : </text:span><text:span text:style-name="T107">ce qui est affiché ne doit</text:span></text:p>
      <text:p text:style-name="P30"><text:span text:style-name="T107"><text:s text:c="2"/><text:tab/> <text:s text:c="3"/>pas comporter de fautes, les images doivent être de qualité</text:span><text:span text:style-name="T70">. </text:span></text:p>
      <text:p text:style-name="P57"><text:tab/> <text:s text:c="3"/>Les spectateurs retiendront d’abord l’impression visuelle laissée par le diaporama,</text:p>
      <text:p text:style-name="P57"><text:tab/> <text:s text:c="3"/>ensuite ce que vous direz !</text:p>
      <text:p text:style-name="P80"/>
      <text:p text:style-name="P23"><text:span text:style-name="T33"><text:tab/></text:span><text:span text:style-name="T29">▢ </text:span><text:span text:style-name="T41">vidéo-projeter </text:span><text:span text:style-name="T63">un long</text:span><text:span text:style-name="T41"> texte est </text:span><text:span text:style-name="T100">toujours une mauvaise idée</text:span></text:p>
      <text:p text:style-name="P81"/>
      <text:p text:style-name="P24"><text:span text:style-name="T33"><text:tab/></text:span><text:span text:style-name="T29">▢ </text:span><text:span text:style-name="T40">vidéo-projeter le plan de l’exposé est une </text:span><text:span text:style-name="T42">assez </text:span><text:span text:style-name="T40">bonne idée</text:span></text:p>
      <text:p text:style-name="P89"/>
      <text:p text:style-name="P32"><text:span text:style-name="T40"><text:tab/></text:span><text:span text:style-name="T29">▢ </text:span><text:span text:style-name="T80">vérifier la taille des caractères utilisés : le jury </text:span><text:span text:style-name="T110">ne veut pas</text:span><text:span text:style-name="T80"> forcer sa vue</text:span></text:p>
      <text:p text:style-name="P58"><text:tab/> <text:s text:c="3"/>pour arriver à vous lire</text:p>
      <text:p text:style-name="P53"><text:soft-page-break/></text:p>
      <text:p text:style-name="P25"><text:span text:style-name="T40"><text:tab/></text:span><text:span text:style-name="T29">▢ </text:span><text:span text:style-name="T43">vidéo-projeter une carte, un schéma est une bonne idée</text:span></text:p>
      <text:p text:style-name="P59"/>
      <text:p text:style-name="P29"><text:span text:style-name="T40"><text:tab/></text:span><text:span text:style-name="T29">▢ </text:span><text:span text:style-name="T64">n’utilisez pas le tiers en bas de l’écran : les personnes placées au fond de la</text:span></text:p>
      <text:p text:style-name="P60"><text:s text:c="13"/>salle ne pourraient pas voir ce qui s’y trouve.</text:p>
      <text:p text:style-name="P90"/>
      <text:p text:style-name="P31"><text:span text:style-name="T33"><text:tab/></text:span><text:span text:style-name="T29">▢ </text:span><text:span text:style-name="T77">vérifier avant le jour de l’oral que votre diaporama peut être ouvert dans la salle</text:span></text:p>
      <text:p text:style-name="P61"><text:tab/> <text:s text:c="3"/>où a lieu l’oral. En salle 18, officiellement, la suite Microsoft Office n’est pas</text:p>
      <text:p text:style-name="P61"><text:tab/> <text:s text:c="3"/>installée…</text:p>
      <text:p text:style-name="P91"/>
      <text:p text:style-name="P65"><text:span text:style-name="T97"><text:tab/></text:span><text:span text:style-name="T6">▢ </text:span><text:span text:style-name="T4">Dans tous les cas, utilisez ce que vous vidéo-projetez ou ne vidéo-projetez rien.</text:span></text:p>
      <text:p text:style-name="P50"/>
      <text:p text:style-name="P42"><text:span text:style-name="T91">▢ </text:span><text:span text:style-name="T97">(</text:span><text:span text:style-name="T116">6</text:span><text:span text:style-name="T90">) </text:span><text:span text:style-name="T106">l’</text:span><text:span text:style-name="T90">exposé </text:span><text:span text:style-name="T106">en lui-même</text:span></text:p>
      <text:p text:style-name="P82"/>
      <text:p text:style-name="P48"><text:span text:style-name="T22"><text:tab/></text:span><text:span text:style-name="T23">▢ </text:span><text:span text:style-name="T24">inutile de dire « bonjour » au début de l’introduction. C’est le genre de formule de</text:span></text:p>
      <text:p text:style-name="P62"><text:tab/> <text:s text:c="3"/>politesse que vous utiliserez par contre en entrant dans la salle d’oral.</text:p>
      <text:p text:style-name="P82"/>
      <text:p text:style-name="P39"><text:span text:style-name="T33"><text:tab/></text:span><text:span text:style-name="T29">▢ </text:span><text:span text:style-name="T28">partager le t</text:span><text:span text:style-name="T73">emps de parole</text:span><text:span text:style-name="T28"> </text:span><text:span text:style-name="T90">équitablement</text:span></text:p>
      <text:p text:style-name="P74"/>
      <text:p text:style-name="P45"><text:span text:style-name="T33"><text:tab/></text:span><text:span text:style-name="T29">▢ </text:span><text:span text:style-name="T72">ne pas être décontenancé par un membre du jury qui aurait l’air ailleurs : ne</text:span></text:p>
      <text:p text:style-name="P63"><text:tab/> <text:s text:c="4"/>jamais faire de remarques directes au jury !</text:p>
      <text:p text:style-name="P83"/>
      <text:p text:style-name="P40"><text:span text:style-name="T33"><text:tab/></text:span><text:span text:style-name="T29">▢ </text:span><text:span text:style-name="T57">parler à voix haute en articulant</text:span></text:p>
      <text:p text:style-name="P88"/>
      <text:p text:style-name="P44"><text:span text:style-name="T33"><text:tab/></text:span><text:span text:style-name="T29">▢ </text:span><text:span text:style-name="T69">pas de « euh, bah… »</text:span></text:p>
      <text:p text:style-name="P88"/>
      <text:p text:style-name="P40"><text:span text:style-name="T33"><text:tab/></text:span><text:span text:style-name="T29">▢ </text:span><text:span text:style-name="T104">ne pas lire ses notes</text:span><text:span text:style-name="T57"> mais jeter un coup </text:span><text:span text:style-name="T65">d’œil</text:span><text:span text:style-name="T57"> de temps à autre sur celles-ci :</text:span></text:p>
      <text:p text:style-name="P40"><text:span text:style-name="T57"><text:tab/> <text:s text:c="3"/></text:span><text:span text:style-name="T78">prévoir par conséquent une petite feuille de papier à avoir avec soi pendant</text:span></text:p>
      <text:p text:style-name="P64"><text:tab/> <text:s text:c="3"/>l’exposé</text:p>
      <text:p text:style-name="P88"/>
      <text:p text:style-name="P43"><text:span text:style-name="T33"><text:tab/></text:span><text:span text:style-name="T29">▢ </text:span><text:span text:style-name="T66">ne pas </text:span><text:span text:style-name="T67">se placer devant le </text:span><text:span text:style-name="T81">document </text:span><text:span text:style-name="T67">vidéo-projeté</text:span></text:p>
      <text:p text:style-name="P83"/>
      <text:p text:style-name="P41"><text:span text:style-name="T33"><text:tab/></text:span><text:span text:style-name="T29">▢ </text:span><text:span text:style-name="T58">regarder le public en </text:span><text:span text:style-name="T60">dévisageant l’ensemble des personnes : n’oubliez personne</text:span><text:span text:style-name="T59"> </text:span></text:p>
      <text:p text:style-name="P83"/>
      <text:p text:style-name="P39"><text:span text:style-name="T33"><text:tab/></text:span><text:span text:style-name="T29">▢ </text:span><text:span text:style-name="T68">p</text:span><text:span text:style-name="T57">endant l’exposé, </text:span><text:span text:style-name="T105">répéter sans cesse</text:span><text:span text:style-name="T44"> dans quelle partie de l’exposé vous êtes : le public ne connaît pas par </text:span><text:span text:style-name="T65">cœur</text:span><text:span text:style-name="T44"> votre plan</text:span></text:p>
      <text:p text:style-name="P92"/>
      <text:p text:style-name="P41"><text:span text:style-name="T33"><text:tab/></text:span><text:span text:style-name="T29">▢ </text:span><text:span text:style-name="T58">vous ne terminez pas l’exposé par « j’ai fini » mais à l’aide d’une inflexion particulière de votre voix</text:span></text:p>
      <text:p text:style-name="P93"/>
      <text:p text:style-name="P44"><text:span text:style-name="T33"><text:tab/></text:span><text:span text:style-name="T29">▢ </text:span><text:span text:style-name="T69">l’exposé dure entre </text:span><text:span text:style-name="T76">cinq </text:span><text:span text:style-name="T88">minutes </text:span><text:span text:style-name="T69">: se minuter pour vérifier la durée totale !</text:span></text:p>
      <text:p text:style-name="P92"/>
      <text:p text:style-name="P26"><text:span text:style-name="T33"><text:tab/></text:span><text:span text:style-name="T29">▢ </text:span><text:span text:style-name="T39">la partie la plus importante de l’exposé est la série de questions/réponses </text:span><text:span text:style-name="T99">après l’exposé. </text:span><text:span text:style-name="T101">Préparez-vous à cette épreuve </text:span><text:span text:style-name="T103">en imaginant quelles questions le jury vous posera </text:span><text:span text:style-name="T101">! </text:span><text:span text:style-name="T117">Le jury décidera de la note juste après l’entreti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officeooo:rsid="00d89ca1" officeooo:paragraph-rsid="00d89ca1" style:font-size-asian="10pt" style:font-size-complex="10pt"/>
    </style:style>
    <style:style style:name="MT1" style:family="text">
      <style:text-properties officeooo:rsid="0168dce2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Exposé sur un thème scientifique </text:span>/ résumé des attendus / page 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22:54:37.769326197</meta:creation-date>
    <dc:date>2020-12-12T15:57:31.485615027</dc:date>
    <meta:editing-duration>PT3H48M38S</meta:editing-duration>
    <meta:editing-cycles>239</meta:editing-cycles>
    <meta:generator>LibreOffice/6.0.7.3$Linux_X86_64 LibreOffice_project/00m0$Build-3</meta:generator>
    <meta:document-statistic meta:table-count="0" meta:image-count="0" meta:object-count="0" meta:page-count="3" meta:paragraph-count="94" meta:word-count="1073" meta:character-count="6330" meta:non-whitespace-character-count="5048"/>
  </office:meta>
</office:document-meta>
</file>